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cf31" officeooo:paragraph-rsid="0011cf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sgangspunkt</text:p>
      <text:p text:style-name="P1"/>
      <text:p text:style-name="P1">def Max-Value(state):<text:line-break/> <text:s text:c="3"/>if Terminal-Test(state): return Utility(state)<text:line-break/><text:line-break/> <text:s text:c="3"/>v = -INF<text:line-break/> <text:s text:c="3"/>for (a, s) in Successors(state):<text:line-break/> <text:s text:c="7"/>v = MAX(v, Min-Value(s))<text:line-break/> <text:s text:c="3"/>return v</text:p>
      <text:p text:style-name="P1"/>
      <text:p text:style-name="P1">def Min-Value(state):<text:line-break/> <text:s text:c="3"/>if Terminal-Test(state): return Utility(state)<text:line-break/><text:line-break/> <text:s text:c="3"/>v = +INF<text:line-break/> <text:s text:c="3"/>for (a, s) in Successors(state):<text:line-break/> <text:s text:c="7"/>v = MIN(v, Max-Value(s))<text:line-break/> <text:s text:c="3"/>return v</text:p>
      <text:p text:style-name="P1"/>
      <text:p text:style-name="P1">Vereinfachung durch zusammenfassung in einer Funktion.</text:p>
      <text:p text:style-name="P1">Wir benötigen player als variable um zu prüfen wer grade am zug ist da wir das nicht mehr durch den aufruf der jeweils anderen funktion machen. Und um zu schauen für wen der Zug grade gewertet wird invertieren wir das Ergebnis und den player.</text:p>
      <text:p text:style-name="P1">Dann schauen wir uns value (unser ergebnis des rekursiven minimax) und best_value an (wir starten mir -INF) und vergleichen sie und setzen best_value auf den höchsten Wert den wir finden um so unser Maximum zu finden</text:p>
      <text:p text:style-name="P1"/>
      <text:p text:style-name="P1">def minimax(state, player):<text:line-break/> <text:s text:c="3"/>if terminal(state):<text:line-break/> <text:s text:c="7"/>return utility(state)<text:line-break/> <text:s text:c="3"/>best_value = -INF<text:line-break/> <text:s text:c="3"/>for a in actions(state):<text:line-break/> <text:s text:c="7"/>value = -minimax(result(state, a), -player)<text:line-break/> <text:s text:c="7"/>best_value = max(best_value, value)<text:line-break/> <text:s text:c="3"/>return best_value<text:line-break/></text:p>
      <text:p text:style-name="P1"/>
      <text:p text:style-name="P1">Beispielbaum</text:p>
      <text:p text:style-name="P1"><text:s text:c="16"/><text:tab/>A<text:line-break/> <text:s text:c="12"/>/ <text:s/><text:tab/>| <text:s/><text:tab/>\<text:line-break/> <text:s text:c="11"/>B <text:s/><text:tab/> C <text:s text:c="2"/><text:tab/>D<text:line-break/> <text:s text:c="11"/>/ \ <text:s/><text:tab/>/ \ <text:s/><text:tab/>/ \<text:line-break/> <text:s text:c="10"/>3 <text:s/>5 <text:s/><text:tab/>6 <text:s/>9 <text:s/><text:tab/>1 <text:s/>2<text:line-break/></text:p>
      <text:p text:style-name="P1">Erster Minimax</text:p>
      <text:p text:style-name="P1"/>
      <text:p text:style-name="P1">A schaut welchen Knoten von B, C oder D den Maximalen wert hat</text:p>
      <text:p text:style-name="P1">→ max_A(B,C,D)= ? </text:p>
      <text:p text:style-name="P1">→Maximaler Wert von B, C und D wird durch Min bestimmt </text:p>
      <text:p text:style-name="P1">→ min_B(3,5) =3, min_C(6,9)=6, min_D(1,2)=1</text:p>
      <text:p text:style-name="P1">→ also max_A(B,C,D) = max_A(3,6,1) = 6</text:p>
      <text:p text:style-name="P1"/>
      <text:p text:style-name="P1"/>
      <text:p text:style-name="P1"><text:soft-page-break/>angepasster Minimax</text:p>
      <text:p text:style-name="P1"/>
      <text:p text:style-name="P1">A = max( -value(B), -value(C), -value(D))</text:p>
      <text:p text:style-name="P1">value(B) = max(-3,-5) = (-3) </text:p>
      <text:p text:style-name="P1">value(C) = max(-6,-9) = (-6) </text:p>
      <text:p text:style-name="P1">value(D) = max(-1,-2) = (-1)</text:p>
      <text:p text:style-name="P1">also,</text:p>
      <text:p text:style-name="P1">A = max( -(-3), -(-6), -(-1)) = max(3,6,1) = 6</text:p>
      <text:p text:style-name="P1"/>
      <text:p text:style-name="P1">ich komme hier also auf das selbe ergebnis, gehe nur auf anderem weg durch den Bau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2T17:05:58.106225500</meta:creation-date>
    <dc:date>2025-11-02T17:24:31.331136300</dc:date>
    <meta:editing-duration>PT1M49S</meta:editing-duration>
    <meta:editing-cycles>2</meta:editing-cycles>
    <meta:generator>LibreOffice/25.2.5.2$Windows_X86_64 LibreOffice_project/03d19516eb2e1dd5d4ccd751a0d6f35f35e08022</meta:generator>
    <meta:document-statistic meta:table-count="0" meta:image-count="0" meta:object-count="0" meta:page-count="2" meta:paragraph-count="23" meta:word-count="263" meta:character-count="1761" meta:non-whitespace-character-count="1339"/>
  </office:meta>
</office:document-meta>
</file>